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91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EAGUEOFLEGENDS</text:p>
          </table:table-cell>
          <table:table-cell office:value-type="float" office:value="2056812383" calcext:value-type="float">
            <text:p>2056812383</text:p>
          </table:table-cell>
        </table:table-row>
        <table:table-row table:style-name="ro1">
          <table:table-cell office:value-type="string" calcext:value-type="string">
            <text:p>DOTA2</text:p>
          </table:table-cell>
          <table:table-cell office:value-type="float" office:value="761789342" calcext:value-type="float">
            <text:p>761789342</text:p>
          </table:table-cell>
        </table:table-row>
        <table:table-row table:style-name="ro1">
          <table:table-cell office:value-type="string" calcext:value-type="string">
            <text:p>WORLDOFWARCRAFT</text:p>
          </table:table-cell>
          <table:table-cell office:value-type="float" office:value="1797999" calcext:value-type="float">
            <text:p>1797999</text:p>
          </table:table-cell>
        </table:table-row>
        <table:table-row table:style-name="ro1">
          <table:table-cell office:value-type="string" calcext:value-type="string">
            <text:p>CALLOFDUTY</text:p>
          </table:table-cell>
          <table:table-cell office:value-type="float" office:value="118848" calcext:value-type="float">
            <text:p>118848</text:p>
          </table:table-cell>
        </table:table-row>
        <table:table-row table:style-name="ro1">
          <table:table-cell office:value-type="string" calcext:value-type="string">
            <text:p>COUNTERSTRIKE</text:p>
          </table:table-cell>
          <table:table-cell office:value-type="float" office:value="35937" calcext:value-type="float">
            <text:p>35937</text:p>
          </table:table-cell>
        </table:table-row>
        <table:table-row table:style-name="ro1">
          <table:table-cell office:value-type="string" calcext:value-type="string">
            <text:p>HEARTSTONE</text:p>
          </table:table-cell>
          <table:table-cell office:value-type="float" office:value="20088" calcext:value-type="float">
            <text:p>20088</text:p>
          </table:table-cell>
        </table:table-row>
      </table:table>
      <table:named-expressions/>
      <table:database-ranges>
        <table:database-range table:name="__Anonymous_Sheet_DB__0" table:target-range-address="Sheet1.A1:Sheet1.B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0/00/0000</text:date>, <text:time style:data-style-name="N2" text:time-value="0000-00-00T16:16:10.622131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Todireasa</meta:initial-creator>
    <meta:creation-date>2014-12-09T16:14:57.179610716</meta:creation-date>
    <dc:date>2014-12-09T16:16:17.359382009</dc:date>
    <dc:creator>Stefan Todireasa</dc:creator>
    <meta:editing-duration>P0D</meta:editing-duration>
    <meta:editing-cycles>2</meta:editing-cycles>
    <meta:generator>LibreOffice/4.1.4.2$Linux_X86_64 LibreOffice_project/410$Build-2</meta:generator>
    <meta:document-statistic meta:table-count="1" meta:cell-count="12" meta:object-count="0"/>
  </office:meta>
</office:document-meta>
</file>